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rix Slab Regular" svg:font-family="'Brix Slab Regula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Brix Slab Regular"/>
    </style:style>
    <style:style style:name="P2" style:family="paragraph" style:parent-style-name="Heading_20_3">
      <style:text-properties style:font-name="Brix Slab Regular"/>
    </style:style>
    <style:style style:name="P3" style:family="paragraph" style:parent-style-name="Heading_20_4">
      <style:text-properties style:font-name="Brix Slab Regular"/>
    </style:style>
    <style:style style:name="P4" style:family="paragraph" style:parent-style-name="Heading_20_5">
      <style:text-properties style:font-name="Brix Slab Regular"/>
    </style:style>
    <style:style style:name="P5" style:family="paragraph" style:parent-style-name="Standard">
      <style:text-properties style:font-name="Brix Slab Regular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in" fo:margin-bottom="0in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in" fo:margin-bottom="0in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in" fo:margin-bottom="0in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9">
      <style:paragraph-properties fo:margin-top="0in" fo:margin-bottom="0in" style:contextual-spacing="false"/>
    </style:style>
    <style:style style:name="P23" style:family="paragraph" style:parent-style-name="Text_20_body" style:list-style-name="L10"/>
    <style:style style:name="P24" style:family="paragraph" style:parent-style-name="Text_20_body" style:list-style-name="L10">
      <style:paragraph-properties fo:margin-top="0in" fo:margin-bottom="0in" style:contextual-spacing="false"/>
    </style:style>
    <style:style style:name="P25" style:family="paragraph" style:parent-style-name="Text_20_body" style:list-style-name="L8">
      <style:paragraph-properties fo:margin-top="0in" fo:margin-bottom="0in" style:contextual-spacing="false"/>
      <style:text-properties style:font-name="Brix Slab Regular"/>
    </style:style>
    <style:style style:name="P26" style:family="paragraph" style:parent-style-name="Text_20_body" style:list-style-name="L8">
      <style:text-properties style:font-name="Brix Slab Regular"/>
    </style:style>
    <style:style style:name="P27" style:family="paragraph" style:parent-style-name="Text_20_body" style:list-style-name="L9">
      <style:paragraph-properties fo:margin-top="0in" fo:margin-bottom="0in" style:contextual-spacing="false"/>
      <style:text-properties style:font-name="Brix Slab Regular"/>
    </style:style>
    <style:style style:name="T1" style:family="text">
      <style:text-properties style:font-name="Brix Slab Regula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die </text:span><text:span text:style-name="Strong_20_Emphasis"><text:span text:style-name="T1">senseBox LoRa-Bee 868MHz</text:span></text:span><text:span text:style-name="T1"> mit </text:span><text:span text:style-name="Strong_20_Emphasis"><text:span text:style-name="T1">u.Fl Antennenanschluss</text:span></text:span><text:span text:style-name="T1"> basiert auf dem </text:span><text:span text:style-name="Strong_20_Emphasis"><text:span text:style-name="T1">RF96 Modul</text:span></text:span><text:span text:style-name="T1"> und ist für die drahtlose Kommunikation über das LoRaWAN-Protokoll im 868 MHz ISM-Band ausgelegt. Dieses Modul ist ideal für Anwendungen, die eine langreichweitige, energieeffiziente Datenübertragung erfordern, wie z.B. in der Umweltüberwachung, im IoT-Bereich und in der Landwirtschaft. Der u.Fl Antennenanschluss ermöglicht den einfachen Anschluss externer Antennen, um die Reichweite und Signalqualität zu optimieren.</text:span></text:p>
      <text:h text:style-name="P2" text:outline-level="3">Ausführliches Datenblatt für das senseBox LoRa-Bee 868MHz (mit u.Fl Antennenanschluss)</text:h>
      <text:h text:style-name="P3" text:outline-level="4">Allgemeine Informationen</text:h>
      <text:list xml:id="list967526219" text:style-name="L1">
        <text:list-item>
          <text:p text:style-name="P7"><text:span text:style-name="Strong_20_Emphasis"><text:span text:style-name="T1">Produktname:</text:span></text:span><text:span text:style-name="T1"> senseBox LoRa-Bee 868MHz</text:span></text:p>
        </text:list-item>
        <text:list-item>
          <text:p text:style-name="P7"><text:span text:style-name="Strong_20_Emphasis"><text:span text:style-name="T1">Modul:</text:span></text:span><text:span text:style-name="T1"> RF96</text:span></text:p>
        </text:list-item>
        <text:list-item>
          <text:p text:style-name="P7"><text:span text:style-name="Strong_20_Emphasis"><text:span text:style-name="T1">Frequenzband:</text:span></text:span><text:span text:style-name="T1"> 868 MHz (ISM-Band, Europa)</text:span></text:p>
        </text:list-item>
        <text:list-item>
          <text:p text:style-name="P7"><text:span text:style-name="Strong_20_Emphasis"><text:span text:style-name="T1">Protokoll:</text:span></text:span><text:span text:style-name="T1"> LoRaWAN</text:span></text:p>
        </text:list-item>
        <text:list-item>
          <text:p text:style-name="P6"><text:span text:style-name="Strong_20_Emphasis"><text:span text:style-name="T1">Anwendungsbereiche:</text:span></text:span><text:span text:style-name="T1"> IoT, Umweltüberwachung, Smart City, Landwirtschaft, drahtlose Sensornetzwerke</text:span></text:p>
        </text:list-item>
      </text:list>
      <text:h text:style-name="P3" text:outline-level="4">Technische Spezifikationen</text:h>
      <text:h text:style-name="P4" text:outline-level="5">Funktechnologie</text:h>
      <text:list xml:id="list3830257377" text:style-name="L2">
        <text:list-item>
          <text:p text:style-name="P9"><text:span text:style-name="Strong_20_Emphasis"><text:span text:style-name="T1">Frequenzbereich:</text:span></text:span><text:span text:style-name="T1"> 863 - 870 MHz (Europa)</text:span></text:p>
        </text:list-item>
        <text:list-item>
          <text:p text:style-name="P9"><text:span text:style-name="Strong_20_Emphasis"><text:span text:style-name="T1">Modulationsverfahren:</text:span></text:span><text:span text:style-name="T1"> LoRa (chirp spread spectrum)</text:span></text:p>
        </text:list-item>
        <text:list-item>
          <text:p text:style-name="P9"><text:span text:style-name="Strong_20_Emphasis"><text:span text:style-name="T1">Ausgangsleistung:</text:span></text:span><text:span text:style-name="T1"> Bis zu +20 dBm (100 mW) EIRP</text:span></text:p>
        </text:list-item>
        <text:list-item>
          <text:p text:style-name="P9"><text:span text:style-name="Strong_20_Emphasis"><text:span text:style-name="T1">Empfindlichkeit:</text:span></text:span><text:span text:style-name="T1"> Bis zu -148 dBm, abhängig von der Datenrate</text:span></text:p>
        </text:list-item>
        <text:list-item>
          <text:p text:style-name="P9"><text:span text:style-name="Strong_20_Emphasis"><text:span text:style-name="T1">Datenraten:</text:span></text:span><text:span text:style-name="T1"> 0.3 kbps bis 37.5 kbps (adaptive Datenrate)</text:span></text:p>
        </text:list-item>
        <text:list-item>
          <text:p text:style-name="P8"><text:span text:style-name="Strong_20_Emphasis"><text:span text:style-name="T1">Reichweite:</text:span></text:span><text:span text:style-name="T1"> Bis zu 15 km in ländlichen Gebieten, bis zu 5 km in städtischen Gebieten (abhängig von Umgebung und Hindernissen)</text:span></text:p>
        </text:list-item>
      </text:list>
      <text:h text:style-name="P4" text:outline-level="5">Elektrische Eigenschaften</text:h>
      <text:list xml:id="list3079982715" text:style-name="L3">
        <text:list-item>
          <text:p text:style-name="P11"><text:span text:style-name="Strong_20_Emphasis"><text:span text:style-name="T1">Betriebsspannung:</text:span></text:span><text:span text:style-name="T1"> 3.3V (bereitgestellt durch die senseBox MCU)</text:span></text:p>
        </text:list-item>
        <text:list-item>
          <text:p text:style-name="P11"><text:span text:style-name="Strong_20_Emphasis"><text:span text:style-name="T1">Stromverbrauch:</text:span></text:span></text:p>
          <text:list>
            <text:list-item>
              <text:p text:style-name="P11"><text:span text:style-name="Strong_20_Emphasis"><text:span text:style-name="T1">Sendemodus:</text:span></text:span><text:span text:style-name="T1"> Bis zu 120 mA (bei maximaler Ausgangsleistung)</text:span></text:p>
            </text:list-item>
            <text:list-item>
              <text:p text:style-name="P11"><text:span text:style-name="Strong_20_Emphasis"><text:span text:style-name="T1">Empfangsmodus:</text:span></text:span><text:span text:style-name="T1"> Typisch 10-12 mA</text:span></text:p>
            </text:list-item>
            <text:list-item>
              <text:p text:style-name="P10"><text:span text:style-name="Strong_20_Emphasis"><text:span text:style-name="T1">Schlafmodus:</text:span></text:span><text:span text:style-name="T1"> &lt;1 µA</text:span></text:p>
            </text:list-item>
          </text:list>
        </text:list-item>
      </text:list>
      <text:h text:style-name="P4" text:outline-level="5">Schnittstellen und Kommunikation</text:h>
      <text:list xml:id="list2125827094" text:style-name="L4">
        <text:list-item>
          <text:p text:style-name="P13"><text:span text:style-name="Strong_20_Emphasis"><text:span text:style-name="T1">Kommunikationsschnittstelle:</text:span></text:span><text:span text:style-name="T1"> SPI (Serial Peripheral Interface)</text:span></text:p>
        </text:list-item>
        <text:list-item>
          <text:p text:style-name="P13"><text:span text:style-name="Strong_20_Emphasis"><text:span text:style-name="T1">Pinbelegung:</text:span></text:span><text:span text:style-name="T1"> Standardisierte XBee-kompatible Pinbelegung</text:span></text:p>
        </text:list-item>
        <text:list-item>
          <text:p text:style-name="P12"><text:span text:style-name="Strong_20_Emphasis"><text:span text:style-name="T1">Antennenanschluss:</text:span></text:span><text:span text:style-name="T1"> u.Fl (IPX) Stecker für den Anschluss externer Antennen</text:span></text:p>
        </text:list-item>
      </text:list>
      <text:h text:style-name="P4" text:outline-level="5">Physische Eigenschaften</text:h>
      <text:list xml:id="list1990354095" text:style-name="L5">
        <text:list-item>
          <text:p text:style-name="P15"><text:span text:style-name="Strong_20_Emphasis"><text:span text:style-name="T1">Abmessungen:</text:span></text:span></text:p>
          <text:list>
            <text:list-item>
              <text:p text:style-name="P15"><text:span text:style-name="Strong_20_Emphasis"><text:span text:style-name="T1">Länge:</text:span></text:span><text:span text:style-name="T1"> 24.38 mm</text:span></text:p>
            </text:list-item>
            <text:list-item>
              <text:p text:style-name="P15"><text:span text:style-name="Strong_20_Emphasis"><text:span text:style-name="T1">Breite:</text:span></text:span><text:span text:style-name="T1"> 32.94 mm</text:span></text:p>
            </text:list-item>
            <text:list-item>
              <text:p text:style-name="P15"><text:soft-page-break/><text:span text:style-name="Strong_20_Emphasis"><text:span text:style-name="T1">Höhe:</text:span></text:span><text:span text:style-name="T1"> Ca. 3 mm (exkl. Antennenanschluss)</text:span></text:p>
            </text:list-item>
          </text:list>
        </text:list-item>
        <text:list-item>
          <text:p text:style-name="P15"><text:span text:style-name="Strong_20_Emphasis"><text:span text:style-name="T1">Gewicht:</text:span></text:span><text:span text:style-name="T1"> Ca. 10 g</text:span></text:p>
        </text:list-item>
        <text:list-item>
          <text:p text:style-name="P14"><text:span text:style-name="Strong_20_Emphasis"><text:span text:style-name="T1">Formfaktor:</text:span></text:span><text:span text:style-name="T1"> XBee-kompatibel, direkter Anschluss an die senseBox MCU</text:span></text:p>
        </text:list-item>
      </text:list>
      <text:h text:style-name="P3" text:outline-level="4">Funktionen und Merkmale</text:h>
      <text:list xml:id="list3741707819" text:style-name="L6">
        <text:list-item>
          <text:p text:style-name="P17"><text:span text:style-name="Strong_20_Emphasis"><text:span text:style-name="T1">Langreichweitige Kommunikation:</text:span></text:span><text:span text:style-name="T1"> Unterstützt lange Übertragungsstrecken und hohe Durchdringungsfähigkeit, ideal für den Einsatz in schwer zugänglichen oder weitläufigen Gebieten.</text:span></text:p>
        </text:list-item>
        <text:list-item>
          <text:p text:style-name="P17"><text:span text:style-name="Strong_20_Emphasis"><text:span text:style-name="T1">Niedriger Energieverbrauch:</text:span></text:span><text:span text:style-name="T1"> Geeignet für batteriebetriebene Anwendungen, die lange Laufzeiten erfordern.</text:span></text:p>
        </text:list-item>
        <text:list-item>
          <text:p text:style-name="P17"><text:span text:style-name="Strong_20_Emphasis"><text:span text:style-name="T1">Sicherheit:</text:span></text:span><text:span text:style-name="T1"> Integrierte AES-128-Verschlüsselung für sichere Datenübertragung.</text:span></text:p>
        </text:list-item>
        <text:list-item>
          <text:p text:style-name="P16"><text:span text:style-name="Strong_20_Emphasis"><text:span text:style-name="T1">Flexible Antennenoptionen:</text:span></text:span><text:span text:style-name="T1"> Der u.Fl Anschluss ermöglicht den Einsatz verschiedener externer Antennen zur Optimierung der Signalqualität und Reichweite.</text:span></text:p>
        </text:list-item>
      </text:list>
      <text:h text:style-name="P3" text:outline-level="4">Anwendungsbereiche</text:h>
      <text:list xml:id="list4245058965" text:style-name="L7">
        <text:list-item>
          <text:p text:style-name="P19"><text:span text:style-name="Strong_20_Emphasis"><text:span text:style-name="T1">Umweltüberwachung:</text:span></text:span><text:span text:style-name="T1"> Drahtlose Übertragung von Sensordaten zu zentralen Servern oder Datenbanken.</text:span></text:p>
        </text:list-item>
        <text:list-item>
          <text:p text:style-name="P19"><text:span text:style-name="Strong_20_Emphasis"><text:span text:style-name="T1">Landwirtschaft:</text:span></text:span><text:span text:style-name="T1"> Überwachung und Steuerung landwirtschaftlicher Prozesse, wie z.B. Bodenfeuchtigkeit, Temperatur und andere Umweltparameter.</text:span></text:p>
        </text:list-item>
        <text:list-item>
          <text:p text:style-name="P19"><text:span text:style-name="Strong_20_Emphasis"><text:span text:style-name="T1">Smart City:</text:span></text:span><text:span text:style-name="T1"> Implementierung von LoRaWAN-fähigen Sensoren in städtischen Gebieten für die Überwachung von Luftqualität, Verkehr und Infrastruktur.</text:span></text:p>
        </text:list-item>
        <text:list-item>
          <text:p text:style-name="P18"><text:span text:style-name="Strong_20_Emphasis"><text:span text:style-name="T1">IoT-Netzwerke:</text:span></text:span><text:span text:style-name="T1"> Aufbau und Erweiterung drahtloser Sensornetzwerke für verschiedene Anwendungen.</text:span></text:p>
        </text:list-item>
      </text:list>
      <text:h text:style-name="P3" text:outline-level="4">Sicherheits- und Nutzungsrichtlinien</text:h>
      <text:list xml:id="list2445408021" text:style-name="L8">
        <text:list-item>
          <text:p text:style-name="P20"><text:span text:style-name="Strong_20_Emphasis"><text:span text:style-name="T1">Elektrische Sicherheit:</text:span></text:span></text:p>
          <text:list>
            <text:list-item>
              <text:p text:style-name="P25">Sicherstellen, dass die Betriebsspannung innerhalb der spezifizierten Grenzen liegt, um Schäden am Modul und den angeschlossenen Geräten zu vermeiden.</text:p>
            </text:list-item>
            <text:list-item>
              <text:p text:style-name="P25">Korrekte Handhabung des Moduls und der Antenne, um Kurzschlüsse und andere Schäden zu verhindern.</text:p>
            </text:list-item>
          </text:list>
        </text:list-item>
        <text:list-item>
          <text:p text:style-name="P20"><text:span text:style-name="Strong_20_Emphasis"><text:span text:style-name="T1">Netzwerksicherheit:</text:span></text:span></text:p>
          <text:list>
            <text:list-item>
              <text:p text:style-name="P26">Nutzung der integrierten AES-128-Verschlüsselung zur Sicherung der übertragenen Daten.</text:p>
            </text:list-item>
          </text:list>
        </text:list-item>
      </text:list>
      <text:h text:style-name="P3" text:outline-level="4">Verpackung und Lieferung</text:h>
      <text:list xml:id="list2531736251" text:style-name="L9">
        <text:list-item>
          <text:p text:style-name="P22"><text:span text:style-name="Strong_20_Emphasis"><text:span text:style-name="T1">Lieferumfang:</text:span></text:span></text:p>
          <text:list>
            <text:list-item>
              <text:p text:style-name="P27">senseBox LoRa-Bee Modul (RF96) mit u.Fl Antennenanschluss</text:p>
            </text:list-item>
            <text:list-item>
              <text:p text:style-name="P27">Kurzanleitung</text:p>
            </text:list-item>
          </text:list>
        </text:list-item>
        <text:list-item>
          <text:p text:style-name="P21"><text:span text:style-name="Strong_20_Emphasis"><text:span text:style-name="T1">Verpackung:</text:span></text:span><text:span text:style-name="T1"> Antistatische Verpackung zum Schutz vor elektrostatischen Entladungen und mechanischen Schäden während des Transports</text:span></text:p>
        </text:list-item>
      </text:list>
      <text:h text:style-name="P3" text:outline-level="4"><text:soft-page-break/>Hinweise und Empfehlungen</text:h>
      <text:list xml:id="list3140896439" text:style-name="L10">
        <text:list-item>
          <text:p text:style-name="P24"><text:span text:style-name="Strong_20_Emphasis"><text:span text:style-name="T1">Kompatibilität:</text:span></text:span><text:span text:style-name="T1"> Kompatibel mit der senseBox MCU und anderen Mikrocontrollern, die SPI unterstützen.</text:span></text:p>
        </text:list-item>
        <text:list-item>
          <text:p text:style-name="P24"><text:span text:style-name="Strong_20_Emphasis"><text:span text:style-name="T1">Antennenauswahl:</text:span></text:span><text:span text:style-name="T1"> Die Wahl der richtigen Antenne (über den u.Fl Anschluss) ist entscheidend für die Optimierung der Reichweite und Signalqualität.</text:span></text:p>
        </text:list-item>
        <text:list-item>
          <text:p text:style-name="P23"><text:span text:style-name="Strong_20_Emphasis"><text:span text:style-name="T1">Installationsort:</text:span></text:span><text:span text:style-name="T1"> Installation an einem gut belüfteten Ort, um Überhitzung zu vermeiden und die Signalqualität zu maximieren.</text:span></text:p>
        </text:list-item>
      </text:list>
      <text:p text:style-name="P1"/>
      <text:p text:style-name="Text_20_body"><text:span text:style-name="Strong_20_Emphasis"><text:span text:style-name="T1">Hinweis:</text:span></text:span><text:span text:style-name="T1"> Dieses ausführliche Datenblatt bietet eine detaillierte Übersicht über die technischen Spezifikationen, Funktionen und Anwendungsmöglichkeiten des senseBox LoRa-Bee 868MHz Moduls mit u.Fl Antennenanschluss basierend auf dem RF96 Modul. Für spezifische Anwendungen und detaillierte technische Informationen wird empfohlen, die vollständige technische Dokumentation und Benutzerhandbücher zu konsultieren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rix Slab Regular" svg:font-family="'Brix Slab Regula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2:40:26.113025444</meta:creation-date>
    <dc:date>2024-07-30T12:40:51.469026453</dc:date>
    <meta:editing-duration>PT26S</meta:editing-duration>
    <meta:editing-cycles>1</meta:editing-cycles>
    <meta:document-statistic meta:table-count="0" meta:image-count="0" meta:object-count="0" meta:page-count="3" meta:paragraph-count="59" meta:word-count="548" meta:character-count="4375" meta:non-whitespace-character-count="3931"/>
    <meta:generator>LibreOffice/7.3.7.2$Linux_X86_64 LibreOffice_project/30$Build-2</meta:generator>
  </office:meta>
</office:document-meta>
</file>